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00000018A30118436.png" manifest:media-type="image/png"/>
  <manifest:file-entry manifest:full-path="Pictures/10000000000004E4000000E9EC221E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Humanst521 BT" svg:font-family="'Humanst521 BT'" style:font-family-generic="roman" style:font-pitch="variable"/>
    <style:font-face style:name="Humanst521 BT1" svg:font-family="'Humanst521 BT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-2.501cm" fo:margin-right="-3.126cm" fo:text-align="center" style:justify-single-word="false"/>
    </style:style>
    <style:style style:name="P2" style:family="paragraph" style:parent-style-name="Header">
      <style:text-properties fo:color="#235a9d" loext:opacity="100%" style:font-name="Humanst521 BT" fo:font-size="10pt" fo:font-weight="bold" style:font-size-asian="10pt" style:font-weight-asian="bold" style:font-name-complex="Humanst521 BT1" style:font-size-complex="10pt" style:font-weight-complex="bold"/>
    </style:style>
    <style:style style:name="P3" style:family="paragraph" style:parent-style-name="Heading_20_1">
      <style:paragraph-properties fo:margin-top="0cm" fo:margin-bottom="0cm" style:contextual-spacing="false" fo:line-height="150%" fo:text-align="center" style:justify-single-word="false"/>
    </style:style>
    <style:style style:name="P4" style:family="paragraph" style:parent-style-name="Heading_20_1">
      <style:paragraph-properties fo:margin-top="0cm" fo:margin-bottom="0cm" style:contextual-spacing="false" fo:line-height="150%" fo:text-align="justify" style:justify-single-word="false"/>
      <style:text-properties style:font-name="Times New Roman" fo:font-size="11pt" style:font-size-asian="11pt" style:font-name-complex="Times New Roman1" style:font-size-complex="11pt"/>
    </style:style>
    <style:style style:name="P5" style:family="paragraph" style:parent-style-name="List_20_Paragraph" style:list-style-name="WWNum6">
      <style:paragraph-properties fo:text-align="justify" style:justify-single-word="false"/>
    </style:style>
    <style:style style:name="P6" style:family="paragraph" style:parent-style-name="List_20_Paragraph" style:list-style-name="WWNum11">
      <style:paragraph-properties fo:text-align="justify" style:justify-single-word="false"/>
    </style:style>
    <style:style style:name="P7" style:family="paragraph" style:parent-style-name="List_20_Paragraph" style:list-style-name="WWNum16">
      <style:paragraph-properties fo:text-align="justify" style:justify-single-word="false"/>
    </style:style>
    <style:style style:name="P8" style:family="paragraph" style:parent-style-name="List_20_Paragraph">
      <style:paragraph-properties fo:line-height="150%" fo:text-align="justify" style:justify-single-word="false"/>
      <style:text-properties fo:color="#365f91" loext:opacity="100%" fo:font-size="11pt" style:font-size-asian="11pt" style:font-size-complex="11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color="#808080" loext:opacity="100%"/>
    </style:style>
    <style:style style:name="P12" style:family="paragraph" style:parent-style-name="Standard">
      <style:paragraph-properties>
        <style:tab-stops>
          <style:tab-stop style:position="7.999cm" style:type="center"/>
        </style:tab-stops>
      </style:paragraph-properties>
    </style:style>
    <style:style style:name="P13" style:family="paragraph" style:parent-style-name="Standard">
      <style:paragraph-properties fo:text-align="justify" style:justify-single-word="false" fo:text-indent="0.635cm" style:auto-text-indent="false"/>
    </style:style>
    <style:style style:name="P14" style:family="paragraph" style:parent-style-name="Standard">
      <style:paragraph-properties fo:margin-left="0.635cm" fo:text-align="justify" style:justify-single-word="false"/>
    </style:style>
    <style:style style:name="P15" style:family="paragraph" style:parent-style-name="Standard">
      <style:paragraph-properties fo:text-align="justify" style:justify-single-word="false" fo:text-indent="0.635cm" style:auto-text-indent="false"/>
      <style:text-properties fo:color="#365f91" loext:opacity="100%"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8080" loext:opacity="100%"/>
    </style:style>
    <style:style style:name="T3" style:family="text">
      <style:text-properties style:font-name="Times New Roman" fo:font-size="11pt" style:font-size-asian="11pt" style:font-name-complex="Times New Roman1" style:font-size-complex="11pt"/>
    </style:style>
    <style:style style:name="T4" style:family="text">
      <style:text-properties style:font-name="Times New Roman" fo:font-size="11pt" officeooo:rsid="0001cde8" style:font-size-asian="11pt" style:font-name-complex="Times New Roman1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365f91" loext:opacity="100%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365f91" loext:opacity="100%" fo:font-size="11pt" style:font-size-asian="11pt" style:font-size-complex="11pt"/>
    </style:style>
    <style:style style:name="T8" style:family="text">
      <style:text-properties fo:color="#235a9d" loext:opacity="100%" style:font-name="Humanst521 BT" fo:font-size="10pt" fo:font-weight="bold" style:font-size-asian="10pt" style:font-weight-asian="bold" style:font-name-complex="Humanst521 BT1" style:font-size-complex="10pt" style:font-weight-complex="bold"/>
    </style:style>
    <style:style style:name="T9" style:family="text">
      <style:text-properties fo:color="#4f81bd" loext:opacity="100%" fo:font-size="9pt" style:font-size-asian="9pt" style:font-size-complex="9pt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35cm" svg:stroke-color="#4f81bd" draw:stroke-linejoin="round" draw:fill="none" loext:fill-use-slide-background="false" draw:textarea-vertical-align="top" draw:auto-grow-height="false" fo:min-height="0cm" fo:min-width="18.694cm" fo:padding-top="0.125cm" fo:padding-bottom="0.125cm" fo:padding-left="0.25cm" fo:padding-right="0.25cm" fo:wrap-option="wrap" loext:decorative="false" fo:margin-left="0cm" fo:margin-right="0.01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bookmark text:name="_Hlk199699061"/><text:bookmark-start text:name="_Toc317699111"/></text:p>
      <text:p text:style-name="P10" loext:marker-style-name="T1"/>
      <text:p text:style-name="P11" loext:marker-style-name="T2"/>
      <text:p text:style-name="P12" loext:marker-style-name="T2"><text:span text:style-name="T2"><text:tab/></text:span><text:span text:style-name="T2"/></text:p>
      <text:h text:style-name="P3" text:outline-level="1" loext:marker-style-name="T3"><text:span text:style-name="T4">DOCUMENTAÇÃO JOGO DA FORCA</text:span></text:h>
      <text:p text:style-name="Standard"/>
      <text:p text:style-name="Standard"/>
      <text:p text:style-name="Standard"/>
      <text:p text:style-name="Standard" loext:marker-style-name="T5"><text:span text:style-name="T5">Professor: Álvaro Gianni Pagliari</text:span><text:span text:style-name="T5"/></text:p>
      <text:p text:style-name="Standard" loext:marker-style-name="T5"><text:span text:style-name="T5">Disciplina: 36811 – Modelagem e Programação de Sistemas Computacionais </text:span><text:span text:style-name="T5"/></text:p>
      <text:p text:style-name="Standard" loext:marker-style-name="T5"><text:span text:style-name="T5">Alunos:</text:span><text:bookmark-end text:name="_Toc317699111"/><text:span text:style-name="T5"/></text:p>
      <text:p text:style-name="Standard" loext:marker-style-name="T5"><text:span text:style-name="T5">Alexsandro Krzjzaniack - 434708</text:span><text:span text:style-name="T5"/></text:p>
      <text:p text:style-name="Standard" loext:marker-style-name="T5"><text:span text:style-name="T5">Gabriel Zini Turri - 400778</text:span><text:span text:style-name="T5"/></text:p>
      <text:p text:style-name="Standard" loext:marker-style-name="T5"><text:span text:style-name="T5">Luis Guilherme Ferronato Kohn - 431300</text:span><text:span text:style-name="T5"/></text:p>
      <text:p text:style-name="Standard" loext:marker-style-name="T5"><text:span text:style-name="T5">Luiz Henrique de Moura da Rosa – 428881</text:span><text:span text:style-name="T5"/></text:p>
      <text:p text:style-name="Standard" loext:marker-style-name="T5"><text:span text:style-name="T5">Data: 01/07/2025</text:span><text:span text:style-name="T5"/></text:p>
      <text:h text:style-name="P4" text:outline-level="1" loext:marker-style-name="T3"/>
      <text:list text:style-name="WWNum6">
        <text:list-item>
          <text:p text:style-name="P5" loext:marker-style-name="T6"><text:span text:style-name="T6">INTRODUÇÃO</text:span><text:span text:style-name="T6"/></text:p>
        </text:list-item>
      </text:list>
      <text:p text:style-name="P13"><text:span text:style-name="citation-83">Este documento apresenta o desenvolvimento de um Jogo da Forca</text:span>. <text:span text:style-name="citation-82">O objetivo principal foi criar um jogo interativo via interface de linha de comando, utilizando a linguagem Java para a implementação do jogo e diagramas UML para a análise e o design do sistema</text:span>.</text:p>
      <text:p text:style-name="P13"><text:span text:style-name="citation-81">Ao longo deste trabalho, foram abordados todos os aspectos do ciclo de desenvolvimento de um software: análise, modelagem, implementação, testes e documentação</text:span>. <text:span text:style-name="citation-80">A modelagem UML incluiu a elaboração de diagramas de casos de uso, classes, sequência e atividades, fornecendo uma base para a estrutura e o comportamento do sistema</text:span>. <text:span text:style-name="citation-79">A implementação em Java seguiu os princípios da Programação Orientada a Objetos (POO) e incorporou a persistência de dados em arquivos de texto para o armazenamento da lista de palavras do jogo</text:span>.</text:p>
      <text:p text:style-name="P15" loext:marker-style-name="T6"/>
      <text:list xml:id="list130716817515326" text:continue-numbering="true" text:style-name="WWNum6">
        <text:list-item>
          <text:p text:style-name="P5" loext:marker-style-name="T6"><text:span text:style-name="T6">ANÁLISE E MODELAGEM</text:span><text:span text:style-name="T6"/></text:p>
        </text:list-item>
      </text:list>
      <text:p text:style-name="P13" loext:marker-style-name="citation-83"><text:span text:style-name="citation-83">Os trabalhos de análise se iniciaram levando em consideração todos os diagramas e requisitos descritos no documento do trabalho. Após o levantamento de todas as necessidades, começou a ser feito o esqueleto dos diagramas, detalhando o fluxo de funcionamento e classes para as funções básicas requisitadas no sistema:</text:span></text:p>
      <text:list text:style-name="WWNum11">
        <text:list-item>
          <text:list>
            <text:list-item>
              <text:p text:style-name="P6" loext:marker-style-name="citation-83"><text:span text:style-name="citation-83">Iniciar jogo: responsável pela aleatorização das palavras na lista repassada e inicialização do número de tentativas.</text:span></text:p>
            </text:list-item>
            <text:list-item>
              <text:p text:style-name="P6" loext:marker-style-name="citation-83"><text:span text:style-name="citation-83">Fazer adivinhação: responsável por fazer input da letra ou palavra que o usuário decidir e também pelo tratamento da opção em caso de acerto ou erro.</text:span></text:p>
            </text:list-item>
            <text:list-item>
              <text:p text:style-name="P6" loext:marker-style-name="citation-83"><text:span text:style-name="citation-83">Exibir estado do jogo: mostrará na interface as letras adivinhadas, incorretas e número de tentativas restantes.</text:span></text:p>
            </text:list-item>
            <text:list-item>
              <text:p text:style-name="P6" loext:marker-style-name="citation-83"><text:span text:style-name="citation-83">Sair do jogo: irá executar o encerramento da partida e solicitar se o usuário deseja salvar um jogo, caso o mesmo não tenha sido finalizado, para ser continuado posteriormente na opção de iniciar jogo.</text:span></text:p>
            </text:list-item>
          </text:list>
        </text:list-item>
      </text:list>
      <text:p text:style-name="P14" loext:marker-style-name="citation-83"><text:span text:style-name="citation-83">Os diagramas em UML cumpriram função fundamental, nos dando uma visão geral do que necessitava ser feito e como as ações do sistema interagiam entre si, nos dando um norte de como prosseguir para a implementação do projeto.</text:span></text:p>
      <text:p text:style-name="P14" loext:marker-style-name="citation-83"><text:span text:style-name="citation-83"/></text:p>
      <text:p text:style-name="P14" loext:marker-style-name="citation-83"><text:span text:style-name="citation-83"/></text:p>
      <text:p text:style-name="P14" loext:marker-style-name="citation-83"><text:span text:style-name="citation-83"/></text:p>
      <text:p text:style-name="P14" loext:marker-style-name="citation-83"><text:span text:style-name="citation-83"/></text:p>
      <text:p text:style-name="P14" loext:marker-style-name="citation-83"><text:span text:style-name="citation-83"/></text:p>
      <text:p text:style-name="P14" loext:marker-style-name="citation-83"><text:soft-page-break/><text:span text:style-name="citation-83"/></text:p>
      <text:p text:style-name="P14" loext:marker-style-name="citation-83"><text:span text:style-name="citation-83"/></text:p>
      <text:p text:style-name="P14" loext:marker-style-name="citation-83"><text:span text:style-name="citation-83"/></text:p>
      <text:p text:style-name="P13"/>
      <text:list xml:id="list130717814067050" text:continue-list="list130716817515326" text:style-name="WWNum6">
        <text:list-item>
          <text:p text:style-name="P5" loext:marker-style-name="T6"><text:span text:style-name="T6">IMPLEMENTAÇÃO E TESTES</text:span><text:span text:style-name="T6"/></text:p>
        </text:list-item>
      </text:list>
      <text:p text:style-name="P13" loext:marker-style-name="citation-83"><text:span text:style-name="citation-83">Tendo feito a análise e modelagem do que seria necessário para o sistema, partimos para a implementação do projeto que, como já citado, foi na linguagem Java, foco de estudo do componente curricular, utilizando dos princípios da Programação Orientada a Objetos.</text:span></text:p>
      <text:p text:style-name="P13" loext:marker-style-name="citation-83"><text:span text:style-name="citation-83">Foi feita a implementação a partir das seguintes classes:</text:span></text:p>
      <text:list text:style-name="WWNum16">
        <text:list-item>
          <text:p text:style-name="P7">Main: onde serão feitas instâncias das classes Jogo e CLI, para dar início ao jogo, chamará os loops de menu e partida, assim como a finalização da partida e do software</text:p>
        </text:list-item>
        <text:list-item>
          <text:p text:style-name="P7">Jogo: encapsula a lógica central do jogo, com funções parar gerenciamento de estado de jogo, inicialização, continuação e finalização de partidas, e também de processamento das adivinhações.</text:p>
        </text:list-item>
        <text:list-item>
          <text:p text:style-name="P7">CLI: é onde fica a renderização da interface do jogo, feita em linha de comando.</text:p>
        </text:list-item>
        <text:list-item>
          <text:p text:style-name="P7">Encapsulamento: responsável por gerenciar a persistência de dados em arquivos, criação de diretórios e arquivos necessários, leitura da lista de palavras, salvamento e exclusão do progresso de jogo.</text:p>
        </text:list-item>
        <text:list-item>
          <text:p text:style-name="P7">Save: responsável por armazenar o estado de jogo de uma partida, armazenamento e de variáveis de estado, gerenciar letras adivinhadas e número de tentativas, e gerar representação interna da palavra com as letras adivinhadas e com underscore para as que ainda não foram.</text:p>
        </text:list-item>
      </text:list>
      <text:p text:style-name="P13">Após ser feita a implementação do jogo, foi realizada uma fase de testes e refinamentos de algumas funções, melhorando o tratamento de acentuação, adicionando boneco stick característico do jogo e o animando em caso de derrota.</text:p>
      <text:p text:style-name="P13"/>
      <text:list text:continue-list="list130717814067050" text:style-name="WWNum6">
        <text:list-item>
          <text:p text:style-name="P5" loext:marker-style-name="T6"><text:span text:style-name="T6">DOCUMENTAÇÃO</text:span><text:span text:style-name="T6"/></text:p>
        </text:list-item>
      </text:list>
      <text:p text:style-name="P13"><text:span text:style-name="citation-83">Para documentar o projeto, facilitar colaboração dos membros do grupo e <text:s/>controle de versão do código do jogo, foi utilizado a plataforma do Github, onde ficará disponível o código fonte, manual de usuário, diagramas UML, bem como qualquer outro documento e informação necessária sobre o desenvolvimento e utilização do sistema.</text:span></text:p>
      <text:p text:style-name="P8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Humanst521 BT" svg:font-family="'Humanst521 BT'" style:font-family-generic="roman" style:font-pitch="variable"/>
    <style:font-face style:name="Humanst521 BT1" svg:font-family="'Humanst521 BT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pt" fo:country="BR" style:letter-kerning="false" style:font-name-asian="SimSun" style:font-size-asian="11pt" style:language-asian="pt" style:country-asian="B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1pt" fo:language="pt" fo:country="BR" style:letter-kerning="false" style:font-name-asian="SimSun" style:font-size-asian="11pt" style:language-asian="pt" style:country-asian="BR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font-size="12pt" style:font-size-asian="12pt" style:font-size-complex="12pt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text-align="justify" style:justify-single-word="false" fo:keep-with-next="always"/>
      <style:text-properties style:font-name="Courier New" fo:font-family="'Courier New'" style:font-family-generic="roman" style:font-pitch="variable" fo:font-size="8pt" fo:font-weight="bold" style:font-size-asian="8pt" style:font-weight-asian="bold" style:font-name-complex="Courier New1" style:font-family-complex="'Courier New'" style:font-family-generic-complex="system" style:font-pitch-complex="variable" style:font-size-complex="8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embro" style:family="paragraph" style:parent-style-name="Standard">
      <style:paragraph-properties fo:margin-top="0.494cm" fo:margin-bottom="0.494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-asian="Times New Roman1" style:font-family-asian="'Times New Roman'" style:font-family-generic-asian="system" style:font-pitch-asian="variabl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Título_20_4_20_Char" style:display-name="Título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ulo_20_3_20_Char" style:display-name="Título 3 Ch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itation-83" style:family="text" style:parent-style-name="Default_20_Paragraph_20_Font"/>
    <style:style style:name="citation-82" style:family="text" style:parent-style-name="Default_20_Paragraph_20_Font"/>
    <style:style style:name="citation-81" style:family="text" style:parent-style-name="Default_20_Paragraph_20_Font"/>
    <style:style style:name="citation-80" style:family="text" style:parent-style-name="Default_20_Paragraph_20_Font"/>
    <style:style style:name="citation-79" style:family="text" style:parent-style-name="Default_20_Paragraph_20_Font"/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9pt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318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Wingdings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-" style:num-suffix="-" style:num-format="01, 02, 03, ...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-" style:num-suffix="-" style:num-format="01, 02, 03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-" style:num-suffix="-" style:num-format="01, 02, 03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9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9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9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9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0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0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0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0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11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1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1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1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0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2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2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2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2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text:style-name="ListLabel_20_129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4" text:style-name="ListLabel_20_13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5" text:style-name="ListLabel_20_13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6" text:style-name="ListLabel_20_13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text-properties fo:color="#235a9d" loext:opacity="100%" style:font-name="Humanst521 BT" fo:font-size="10pt" fo:font-weight="bold" style:font-size-asian="10pt" style:font-weight-asian="bold" style:font-name-complex="Humanst521 BT1" style:font-size-complex="10pt" style:font-weight-complex="bold"/>
    </style:style>
    <style:style style:name="MP2" style:family="paragraph" style:parent-style-name="Footer">
      <style:paragraph-properties fo:margin-left="-2.501cm" fo:margin-right="-3.126cm" fo:text-align="center" style:justify-single-word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235a9d" loext:opacity="100%" style:font-name="Humanst521 BT" fo:font-size="10pt" fo:font-weight="bold" style:font-size-asian="10pt" style:font-weight-asian="bold" style:font-name-complex="Humanst521 BT1" style:font-size-complex="10pt" style:font-weight-complex="bold"/>
    </style:style>
    <style:style style:name="MT2" style:family="text">
      <style:text-properties fo:color="#4f81bd" loext:opacity="100%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solid" svg:stroke-width="0.035cm" svg:stroke-color="#4f81bd" draw:stroke-linejoin="round" draw:fill="none" loext:fill-use-slide-background="false" draw:textarea-vertical-align="top" draw:auto-grow-height="false" fo:min-height="0cm" fo:min-width="18.694cm" fo:padding-top="0.125cm" fo:padding-bottom="0.125cm" fo:padding-left="0.25cm" fo:padding-right="0.25cm" fo:wrap-option="wrap" loext:decorative="false" fo:margin-left="0cm" fo:margin-right="0.01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m 2" text:anchor-type="char" svg:x="-0.423cm" svg:y="0.046cm" svg:width="15.558cm" svg:height="2.91cm" draw:z-index="1"><draw:image xlink:href="Pictures/10000000000004E4000000E9EC221EDF.png" xlink:type="simple" xlink:show="embed" xlink:actuate="onLoad" draw:mime-type="image/png"/><svg:desc>cima_cortado</svg:desc></draw:frame><draw:frame draw:style-name="Mfr1" draw:name="Imagem 3" text:anchor-type="char" svg:x="2.275cm" svg:y="8.221cm" svg:width="10.576cm" svg:height="10.425cm" draw:z-index="3"><draw:image xlink:href="Pictures/10000000000001900000018A30118436.png" xlink:type="simple" xlink:show="embed" xlink:actuate="onLoad" draw:mime-type="image/png"/><svg:desc>logo_cortado_pqno</svg:desc></draw:frame></text:p>
      </style:header>
      <style:footer>
        <text:p text:style-name="MP2" loext:marker-style-name="MT2"><draw:custom-shape text:anchor-type="char" draw:z-index="5" draw:name="AutoShape 3" draw:style-name="Mgr1" draw:text-style-name="MP3" svg:width="19.194cm" svg:height="0.054cm" svg:x="-2.208cm" svg:y="-0.376cm"><text:p/><draw:enhanced-geometry draw:mirror-horizontal="false" draw:mirror-vertical="tru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text:span text:style-name="MT2">Bairro Seminário, Av. Nereu Ramos, 3777 D – fone: (49) 3319-2600 – </text:span><text:a xlink:type="simple" xlink:href="http://www.unoesc.edu.br" text:style-name="Internet_20_link" text:visited-style-name="Visited_20_Internet_20_Link"><text:span text:style-name="Internet_20_link"><text:span text:style-name="MT3">www.unoesc.edu.br</text:span></text:span></text:a><text:span text:style-name="MT2"> – CNPJ 84.592.369/0010-11 – CEP 89.813-000 – Chapecó-SC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fício nº 002 – Pós-Graduação Unoesc Chapecó</dc:title>
    <meta:initial-creator>Cliente</meta:initial-creator>
    <meta:editing-cycles>3</meta:editing-cycles>
    <meta:print-date>2011-07-25T11:13:00</meta:print-date>
    <meta:creation-date>2025-06-28T22:37:00</meta:creation-date>
    <dc:date>2025-06-29T13:06:56.027417515</dc:date>
    <meta:editing-duration>PT1M33S</meta:editing-duration>
    <meta:generator>LibreOffice/24.2.7.2$Linux_X86_64 LibreOffice_project/420$Build-2</meta:generator>
    <meta:document-statistic meta:table-count="0" meta:image-count="2" meta:object-count="0" meta:page-count="2" meta:paragraph-count="32" meta:word-count="661" meta:character-count="4197" meta:non-whitespace-character-count="3570"/>
    <meta:user-defined meta:name="AppVersion">16.0000</meta:user-defined>
    <meta:user-defined meta:name="Company">Hewlett-Packard Company</meta:user-defined>
    <meta:template xlink:type="simple" xlink:actuate="onRequest" xlink:title="Normal.dotm" xlink:href=""/>
  </office:meta>
</office:document-meta>
</file>